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Light" svg:font-family="'Microsoft JhengHe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902in"/>
    </style:style>
    <style:style style:name="co4" style:family="table-column">
      <style:table-column-properties fo:break-before="auto" style:column-width="1.0189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6.6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fo:border="0.06pt solid #000000"/>
      <style:text-properties style:font-name="Microsoft JhengHei Light" fo:font-size="8pt" style:font-size-asian="8pt" style:font-size-complex="8pt"/>
    </style:style>
    <style:style style:name="ce2" style:family="table-cell" style:parent-style-name="Default">
      <style:text-properties style:font-name="Microsoft JhengHei Light" fo:font-size="8pt" style:font-size-asian="8pt" style:font-size-complex="8pt"/>
    </style:style>
    <style:style style:name="ce3" style:family="table-cell" style:parent-style-name="Default">
      <style:table-cell-properties fo:background-color="#666666" fo:border="0.06pt solid #000000"/>
      <style:text-properties style:font-name="Microsoft JhengHei Light" fo:font-size="8pt" style:font-size-asian="8pt" style:font-size-complex="8pt"/>
    </style:style>
    <style:style style:name="ce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style:font-name="Microsoft JhengHei Light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icrosoft JhengHei Light" fo:font-size="8pt" style:font-size-asian="8pt" style:font-size-complex="8pt"/>
    </style:style>
    <style:style style:name="ce8" style:family="table-cell" style:parent-style-name="Default">
      <style:text-properties style:font-name="Microsoft JhengHei Light" fo:font-size="9pt" style:font-size-asian="9pt" style:font-size-complex="9pt"/>
    </style:style>
    <style:style style:name="ce9" style:family="table-cell" style:parent-style-name="Default">
      <style:table-cell-properties fo:background-color="#666666" style:text-align-source="fix" style:repeat-content="false" fo:border="0.06pt solid #000000"/>
      <style:paragraph-properties fo:text-align="start" fo:margin-left="0in"/>
      <style:text-properties style:font-name="Microsoft JhengHei Ligh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crosoft JhengHei Light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7"/>
        <table:table-column table:style-name="co6" table:default-cell-style-name="ce5"/>
        <table:table-column table:style-name="co7" table:default-cell-style-name="ce5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Schematic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endor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Bulk Input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TMK325BJ106MM-T</text:p>
          </table:table-cell>
          <table:table-cell office:value-type="string" calcext:value-type="string">
            <text:p><text:a xlink:href="http://www.mouser.com/ProductDetail" xlink:type="simple">http://www.mouser.com/ProductDetail</text:a>/Taiyo-Yuden/TMK325BJ106MM-T/?qs=PzICbMaShUegOTw8o37RZw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Decoupling Input Capaci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Output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JMK325BJ226MM-T</text:p>
          </table:table-cell>
          <table:table-cell office:value-type="string" calcext:value-type="string">
            <text:p>http://www.mouser.com/ProductDetail/Taiyo-Yuden/JMK325BJ226MM-T/?qs=I6KAKw0tg2x8MdlsXzffTw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Compensation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74K9RACTU</text:p>
          </table:table-cell>
          <table:table-cell office:value-type="string" calcext:value-type="string">
            <text:p>http://www.digikey.com/product-detail/en/C0603C474K9RACTU/399-4924-1-ND/10909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D?</text:p>
          </table:table-cell>
          <table:table-cell office:value-type="string" calcext:value-type="string">
            <text:p>Protection Diode for Transistor?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330B-13-F</text:p>
          </table:table-cell>
          <table:table-cell office:value-type="string" calcext:value-type="string">
            <text:p>http://www.mouser.com/ProductDetail/Diodes-Incorporated/B330B-13-F/?qs=cOsaT%252bRvuElEdEmWP6m3Zg%3D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D?</text:p>
          </table:table-cell>
          <table:table-cell office:value-type="string" calcext:value-type="string">
            <text:p>Charge Indication LED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Lite-On</text:p>
          </table:table-cell>
          <table:table-cell table:style-name="ce10" office:value-type="string" calcext:value-type="string">
            <text:p>LTST-C191TBKT</text:p>
          </table:table-cell>
          <table:table-cell table:style-name="ce10" office:value-type="string" calcext:value-type="string">
            <text:p><text:a xlink:href="http://www.digikey.com/product-detail/en/LTST-C191TBKT/160-1647-2-ND/388530" xlink:type="simple">http://www.digikey.com/product-detail/en/LTST-C191TBKT/160-1647-2-ND/38853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L?</text:p>
          </table:table-cell>
          <table:table-cell office:value-type="string" calcext:value-type="string">
            <text:p>Inductor to stabilize charge curr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urth Electronics</text:p>
          </table:table-cell>
          <table:table-cell office:value-type="float" office:value="7447779006" calcext:value-type="float">
            <text:p>7447779006</text:p>
          </table:table-cell>
          <table:table-cell office:value-type="string" calcext:value-type="string">
            <text:p>http://www.digikey.com/product-detail/en/7447779006/732-1190-1-ND/1639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P?</text:p>
          </table:table-cell>
          <table:table-cell office:value-type="string" calcext:value-type="string">
            <text:p>JST Connector for Battery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PRT-08613</text:p>
          </table:table-cell>
          <table:table-cell office:value-type="string" calcext:value-type="string">
            <text:p>https://www.sparkfun.com/products/8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P?</text:p>
          </table:table-cell>
          <table:table-cell office:value-type="string" calcext:value-type="string">
            <text:p>JST Connector for Battery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5UCON</text:p>
          </table:table-cell>
          <table:table-cell office:value-type="string" calcext:value-type="string">
            <text:p>PRT-08613</text:p>
          </table:table-cell>
          <table:table-cell office:value-type="string" calcext:value-type="string">
            <text:p>https://www.sparkfun.com/products/8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P?</text:p>
          </table:table-cell>
          <table:table-cell office:value-type="string" calcext:value-type="string">
            <text:p>2-Pos Header for NTC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Q?</text:p>
          </table:table-cell>
          <table:table-cell office:value-type="string" calcext:value-type="string">
            <text:p>Dual P-Channel MOSFET for Switch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ishay Siliconix</text:p>
          </table:table-cell>
          <table:table-cell office:value-type="string" calcext:value-type="string">
            <text:p>SI9933CDY-T1-GE3</text:p>
          </table:table-cell>
          <table:table-cell office:value-type="string" calcext:value-type="string">
            <text:p>http://www.digikey.com/product-detail/en/SI9933CDY-T1-GE3/SI9933CDY-T1-GE3CT-ND/1979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Pull-up resistor for Vin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Sense Resistor for sensing max charge curr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SR1206FT50L0</text:p>
          </table:table-cell>
          <table:table-cell office:value-type="string" calcext:value-type="string">
            <text:p><text:a xlink:href="http://www.digikey.com/product-detail/en/CSR1206FT50L0/CSR1206FT50L0CT-ND/3477072" xlink:type="simple">http://www.digikey.com/product-detail/en/CSR1206FT50L0/CSR1206FT50L0CT-ND/347707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Series LED resis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Compensation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MCR03ERTJ222</text:p>
          </table:table-cell>
          <table:table-cell office:value-type="string" calcext:value-type="string">
            <text:p>http://www.digikey.com/product-detail/en/MCR03ERTJ222/RHM2.2KCGCT-ND/2796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U?</text:p>
          </table:table-cell>
          <table:table-cell office:value-type="string" calcext:value-type="string">
            <text:p>Battery Charging 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C4002ES8-8.4#PBF</text:p>
          </table:table-cell>
          <table:table-cell office:value-type="string" calcext:value-type="string">
            <text:p><text:a xlink:href="http://www.digikey.com/product-detail/en/LTC4002ES8-8.4%23PBF/LTC4002ES8-8.4%23PBF-ND/962654" xlink:type="simple">http://www.digikey.com/product-detail/en/LTC4002ES8-8.4%23PBF/LTC4002ES8-8.4%23PBF-ND/962654</text:a>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9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F?</text:p>
          </table:table-cell>
          <table:table-cell office:value-type="string" calcext:value-type="string">
            <text:p>Protection for components on 3.3V B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F-FSMF050X-2</text:p>
          </table:table-cell>
          <table:table-cell office:value-type="string" calcext:value-type="string">
            <text:p>http://www.digikey.com/product-detail/en/MF-FSMF050X-2/MF-FSMF050X-2TR-ND/2039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 </text:p>
          </table:table-cell>
          <table:table-cell office:value-type="string" calcext:value-type="string">
            <text:p>D?</text:p>
          </table:table-cell>
          <table:table-cell office:value-type="string" calcext:value-type="string">
            <text:p>Power Indication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RKT</text:p>
          </table:table-cell>
          <table:table-cell office:value-type="string" calcext:value-type="string">
            <text:p>http://www.digikey.com/product-detail/en/0/AP1117E33GDICT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U?</text:p>
          </table:table-cell>
          <table:table-cell office:value-type="string" calcext:value-type="string">
            <text:p>3.3V LDO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AP1117E33G-13</text:p>
          </table:table-cell>
          <table:table-cell office:value-type="string" calcext:value-type="string">
            <text:p>http://www.digikey.com/product-detail/en/0/160-1447-1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Decoupling Input Capaci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Bulk Input Capaci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C?</text:p>
          </table:table-cell>
          <table:table-cell office:value-type="string" calcext:value-type="string">
            <text:p>Bulk Output Capaci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R?</text:p>
          </table:table-cell>
          <table:table-cell office:value-type="string" calcext:value-type="string">
            <text:p>Series LED resistor</text:p>
          </table:table-cell>
          <table:table-cell office:value-type="string" calcext:value-type="string">
            <text:p>Stock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Regulation</text:p>
          </table:table-cell>
          <table:table-cell office:value-type="string" calcext:value-type="string">
            <text:p>D?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ishay Semiconductor</text:p>
          </table:table-cell>
          <table:table-cell office:value-type="string" calcext:value-type="string">
            <text:p>BZG05C3V9TR</text:p>
          </table:table-cell>
          <table:table-cell office:value-type="string" calcext:value-type="string">
            <text:p><text:a xlink:href="http://www.digikey.com/product-detail/en/BZG05C3V9TR/BZG05C3V9CT-ND/3104446" xlink:type="simple">http://www.digikey.com/product-detail/en/BZG05C3V9TR/BZG05C3V9CT-ND/310444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9:Sheet1.F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Light" svg:font-family="'Microsoft JhengHe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22:16:18.5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4:55:51.503000000</meta:creation-date>
    <dc:date>2014-03-04T15:35:02.060000000</dc:date>
    <meta:editing-duration>PT42M16S</meta:editing-duration>
    <meta:editing-cycles>2</meta:editing-cycles>
    <meta:generator>LibreOffice/4.2.1.1$Windows_x86 LibreOffice_project/d7dbbd7842e6a58b0f521599204e827654e1fb8b</meta:generator>
    <meta:document-statistic meta:table-count="1" meta:cell-count="176" meta:object-count="0"/>
  </office:meta>
</office:document-meta>
</file>